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c66" officeooo:paragraph-rsid="00064c66"/>
    </style:style>
    <style:style style:name="P2" style:family="paragraph" style:parent-style-name="Standard">
      <style:paragraph-properties fo:text-align="center" style:justify-single-word="false"/>
      <style:text-properties officeooo:rsid="00064c66" officeooo:paragraph-rsid="00064c66"/>
    </style:style>
    <style:style style:name="P3" style:family="paragraph" style:parent-style-name="Standard">
      <style:text-properties officeooo:rsid="00064c66" officeooo:paragraph-rsid="000dc8d3"/>
    </style:style>
    <style:style style:name="P4" style:family="paragraph" style:parent-style-name="Standard">
      <style:text-properties officeooo:rsid="00064c66" officeooo:paragraph-rsid="0009de6e"/>
    </style:style>
    <style:style style:name="P5" style:family="paragraph" style:parent-style-name="Standard">
      <style:text-properties officeooo:rsid="00064c66" officeooo:paragraph-rsid="00123a05"/>
    </style:style>
    <style:style style:name="P6" style:family="paragraph" style:parent-style-name="Standard">
      <style:text-properties officeooo:paragraph-rsid="00064c66"/>
    </style:style>
    <style:style style:name="P7" style:family="paragraph" style:parent-style-name="Standard">
      <style:text-properties officeooo:rsid="0009de6e" officeooo:paragraph-rsid="0009de6e"/>
    </style:style>
    <style:style style:name="P8" style:family="paragraph" style:parent-style-name="Standard">
      <style:text-properties officeooo:rsid="000da54a" officeooo:paragraph-rsid="000da54a"/>
    </style:style>
    <style:style style:name="P9" style:family="paragraph" style:parent-style-name="Standard">
      <style:text-properties officeooo:rsid="00123a05" officeooo:paragraph-rsid="00123a05"/>
    </style:style>
    <style:style style:name="P10" style:family="paragraph" style:parent-style-name="Standard">
      <style:text-properties officeooo:rsid="0012d5b7" officeooo:paragraph-rsid="0012d5b7"/>
    </style:style>
    <style:style style:name="P11" style:family="paragraph" style:parent-style-name="Standard">
      <style:text-properties officeooo:rsid="0012d5b7" officeooo:paragraph-rsid="0015e45a"/>
    </style:style>
    <style:style style:name="P12" style:family="paragraph" style:parent-style-name="Standard">
      <style:text-properties officeooo:rsid="00147cff" officeooo:paragraph-rsid="00147cff"/>
    </style:style>
    <style:style style:name="P13" style:family="paragraph" style:parent-style-name="Standard">
      <style:text-properties officeooo:rsid="000dc8d3" officeooo:paragraph-rsid="000dc8d3"/>
    </style:style>
    <style:style style:name="P14" style:family="paragraph" style:parent-style-name="Standard">
      <style:text-properties officeooo:rsid="000dc8d3" officeooo:paragraph-rsid="00064c66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2d5b7" officeooo:paragraph-rsid="0012d5b7" style:font-weight-asian="bold" style:font-weight-complex="bold"/>
    </style:style>
    <style:style style:name="P16" style:family="paragraph" style:parent-style-name="Standard">
      <style:text-properties officeooo:paragraph-rsid="0009b901"/>
    </style:style>
    <style:style style:name="P17" style:family="paragraph" style:parent-style-name="Standard">
      <style:text-properties officeooo:rsid="0012d5b7" officeooo:paragraph-rsid="0012d5b7"/>
    </style:style>
    <style:style style:name="P18" style:family="paragraph" style:parent-style-name="Standard">
      <style:text-properties officeooo:rsid="0009de6e" officeooo:paragraph-rsid="0009de6e"/>
    </style:style>
    <style:style style:name="P19" style:family="paragraph" style:parent-style-name="Standard">
      <style:text-properties officeooo:rsid="00147cff" officeooo:paragraph-rsid="00147cff"/>
    </style:style>
    <style:style style:name="P20" style:family="paragraph" style:parent-style-name="Standard">
      <style:text-properties officeooo:rsid="001ec94a" officeooo:paragraph-rsid="001ec94a"/>
    </style:style>
    <style:style style:name="T1" style:family="text">
      <style:text-properties officeooo:rsid="0007bc2a"/>
    </style:style>
    <style:style style:name="T2" style:family="text">
      <style:text-properties officeooo:rsid="0009de6e"/>
    </style:style>
    <style:style style:name="T3" style:family="text">
      <style:text-properties officeooo:rsid="000bd61d"/>
    </style:style>
    <style:style style:name="T4" style:family="text">
      <style:text-properties officeooo:rsid="000da54a"/>
    </style:style>
    <style:style style:name="T5" style:family="text">
      <style:text-properties officeooo:rsid="000dc8d3"/>
    </style:style>
    <style:style style:name="T6" style:family="text">
      <style:text-properties officeooo:rsid="00124a73"/>
    </style:style>
    <style:style style:name="T7" style:family="text">
      <style:text-properties officeooo:rsid="00147cff"/>
    </style:style>
    <style:style style:name="T8" style:family="text">
      <style:text-properties officeooo:rsid="0015e45a"/>
    </style:style>
    <style:style style:name="T9" style:family="text">
      <style:text-properties officeooo:rsid="0018d5c3"/>
    </style:style>
    <style:style style:name="T10" style:family="text">
      <style:text-properties officeooo:rsid="0009b901"/>
    </style:style>
    <style:style style:name="T11" style:family="text">
      <style:text-properties officeooo:rsid="001ad536"/>
    </style:style>
    <style:style style:name="T12" style:family="text">
      <style:text-properties officeooo:rsid="001bf9f9"/>
    </style:style>
    <style:style style:name="T13" style:family="text">
      <style:text-properties officeooo:rsid="001ec9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ABRICATION INSTRUCTIONS</text:p>
      <text:p text:style-name="P1"/>
      <text:p text:style-name="P1">NOTE: ALL DIMENSIONS IN <text:span text:style-name="T1">BOARD </text:span>DOCUMENTS ARE IN MILLIMETERS</text:p>
      <text:p text:style-name="P1"/>
      <text:p text:style-name="P16"><text:span text:style-name="T10">BOARD DIMENSIONS: <text:s text:c="3"/><text:tab/>149 MM x 120 MM</text:span></text:p>
      <text:p text:style-name="P7">NUMBER OF LAYERS: <text:tab/><text:span text:style-name="T9">4</text:span></text:p>
      <text:p text:style-name="P4"/>
      <text:p text:style-name="P1">1. MATERIAL: LAMINATED EPOXY GLASS FR-4, NOM<text:span text:style-name="T3">INAL</text:span> <text:span text:style-name="T3">1.6 MM</text:span>, COLOR NATURAL</text:p>
      <text:p text:style-name="P1">NOM <text:span text:style-name="T11">1</text:span> OZ COPPER WEIGHT. THICKNESS <text:span text:style-name="T3">1.8 MM</text:span> MAX AFTER PLATING</text:p>
      <text:p text:style-name="P1"/>
      <text:p text:style-name="P1"><text:span text:style-name="T3">2</text:span>. SOLDERMASK OVER BARE COPPER <text:span text:style-name="T4">ON TOP AND BOTTOM </text:span>WITH MATERIAL PER ANS<text:span text:style-name="T3">I/IPC-SM-840, </text:span>COLOR SHALL BE GREEN</text:p>
      <text:p text:style-name="P1"/>
      <text:p text:style-name="P8">3. HOLES.</text:p>
      <text:p text:style-name="P8"><text:tab/>A. PLATING IN HOLES SHALL BE CONTINUOUS ELECTROLYTIC COPPER WITH .025 <text:tab/>MM MINIMUM BARREL THICKNESS</text:p>
      <text:p text:style-name="P8"><text:tab/>B. MINIMUM HOLE SIZE: 0.2 MM</text:p>
      <text:p text:style-name="P13"><text:tab/>D. HOLE SIZES ARE SPECIFIED AS FINAL DIMENSIONS AFTER PLATING</text:p>
      <text:p text:style-name="P8"/>
      <text:p text:style-name="P3"><text:span text:style-name="T5">4</text:span>. SEE SEPARATE DRILL FILE FOR HOLE LOCATIONS</text:p>
      <text:p text:style-name="P6"/>
      <text:p text:style-name="P14">5. SURFACE FINISH. ENIG PLATING PER CURRENT REVISION OF IPC 4552</text:p>
      <text:p text:style-name="P6"/>
      <text:p text:style-name="P14">6. APPLY SILKSCREEN TO TOP AND BOTTOM SIDE OF BOARD WITH WHITE EPOXY, NON-CONDUCTIVE INK</text:p>
      <text:p text:style-name="P1"/>
      <text:p text:style-name="P1"><text:span text:style-name="T5">7</text:span>. DIMENSIONAL TOLERANCES ARE: .XX=+/- .01; .XXX=+/-.005</text:p>
      <text:p text:style-name="P1"/>
      <text:p text:style-name="P1"><text:span text:style-name="T5">8</text:span>. OUTLINE DEFINED IN SEPARATE GERBER FILE “<text:span text:style-name="T12">Cal_Station</text:span>-Edge_Cuts.gbr”</text:p>
      <text:p text:style-name="P1"/>
      <text:p text:style-name="P9">9. <text:span text:style-name="T6">NO </text:span>CONTROLLED IMPEDANCE</text:p>
      <text:p text:style-name="P5"/>
      <text:p text:style-name="P1">1<text:span text:style-name="T6">0</text:span>. DESIGN GEOMETRY MINIMUM FEATURE SIZES:</text:p>
      <text:p text:style-name="P1">TRACE WIDTH; <text:tab/><text:tab/><text:tab/><text:tab/><text:tab/><text:span text:style-name="T2">0.25 MM</text:span></text:p>
      <text:p text:style-name="P1">TRACE-TO-TRACE; TRACE-TO-PAD<text:tab/><text:tab/>0.<text:span text:style-name="T13">20</text:span> MM</text:p>
      <text:p text:style-name="P1">HOLE-TO-HOLE<text:tab/><text:tab/><text:tab/><text:tab/><text:tab/>0.254 MM</text:p>
      <text:p text:style-name="P1">PAD-TO-PAD<text:tab/><text:tab/><text:tab/><text:tab/><text:tab/><text:tab/>0.<text:span text:style-name="T13">20</text:span> MM</text:p>
      <text:p text:style-name="P7">MIN HOLE SIZE<text:tab/><text:tab/><text:tab/><text:tab/><text:tab/>0.2 MM</text:p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<text:soft-page-break/>LAYER STACKUP</text:p>
      <text:p text:style-name="P10"/>
      <text:p text:style-name="P10">SOLDERMASK<text:tab/><text:tab/><text:tab/><text:tab/>Cal_Station-F_Mask.gbr</text:p>
      <text:p text:style-name="P10">SILKSCREEN<text:tab/><text:tab/><text:tab/><text:tab/>Cal_Station-F_SilkS.gbr</text:p>
      <text:p text:style-name="P10">TOP COPPER<text:tab/>, <text:span text:style-name="T8">2 oz</text:span><text:tab/><text:tab/><text:tab/><text:tab/>Cal_Station-F_Cu.gbr</text:p>
      <text:p text:style-name="P10">DIELECTRIC</text:p>
      <text:p text:style-name="P10">INNER COPPER LAYER #1, <text:span text:style-name="T8">1 oz</text:span><text:tab/><text:tab/>Cal_Station-In1_Cu.gbr</text:p>
      <text:p text:style-name="P10">DIELECTRIC</text:p>
      <text:p text:style-name="P11">INNER COPPER LAYER #2 <text:span text:style-name="T8">1 oz</text:span><text:tab/><text:tab/>Cal_Station-In2_Cu.gbr</text:p>
      <text:p text:style-name="P10">DIELECTRIC</text:p>
      <text:p text:style-name="P11">BOTTOM COPPER <text:span text:style-name="T8">2 oz</text:span><text:tab/><text:tab/><text:tab/>Cal_Station-B_Cu.gbr</text:p>
      <text:p text:style-name="P12">SOLDER MASK<text:tab/><text:tab/><text:tab/><text:tab/>Cal_Station-B_Mask.gbr</text:p>
      <text:p text:style-name="P12">SILKSCREEN<text:tab/><text:tab/><text:tab/><text:tab/>Cal_Station-B_SilkS.gbr</text:p>
      <text:p text:style-name="P12"/>
      <text:p text:style-name="P20">BOARD OUTLINE<text:tab/><text:tab/><text:tab/><text:tab/>Cal_Station-Edge_Cuts.gb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14T11:25:04.113477375</meta:creation-date>
    <dc:date>2020-05-20T11:34:52.598599924</dc:date>
    <meta:editing-duration>PT1H6M10S</meta:editing-duration>
    <meta:editing-cycles>23</meta:editing-cycles>
    <meta:generator>LibreOffice/6.3.5.2$Linux_X86_64 LibreOffice_project/30$Build-2</meta:generator>
    <meta:document-statistic meta:table-count="0" meta:image-count="0" meta:object-count="0" meta:page-count="2" meta:paragraph-count="36" meta:word-count="214" meta:character-count="1510" meta:non-whitespace-character-count="1282"/>
  </office:meta>
</office:document-meta>
</file>